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C40000033B6E20C7F7.jpg"/>
  <manifest:file-entry manifest:media-type="image/jpeg" manifest:full-path="Pictures/10000000000008C40000033BCC23F9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1.325cm" svg:y="-0.533cm" svg:width="19.874cm" svg:height="7.324cm" draw:z-index="0"><draw:image xlink:href="Pictures/10000000000008C40000033BCC23F9FB.jpg" xlink:type="simple" xlink:show="embed" xlink:actuate="onLoad"/></draw:frame><draw:frame draw:style-name="fr1" draw:name="images3" text:anchor-type="paragraph" svg:x="-1.184cm" svg:y="8.955cm" svg:width="19.874cm" svg:height="7.324cm" draw:z-index="2"><draw:image xlink:href="Pictures/10000000000008C40000033BCC23F9FB.jpg" xlink:type="simple" xlink:show="embed" xlink:actuate="onLoad"/></draw:frame><draw:frame draw:style-name="fr1" draw:name="images4" text:anchor-type="paragraph" svg:x="-1.353cm" svg:y="18.609cm" svg:width="19.874cm" svg:height="7.324cm" draw:z-index="3"><draw:image xlink:href="Pictures/10000000000008C40000033BCC23F9FB.jpg" xlink:type="simple" xlink:show="embed" xlink:actuate="onLoad"/></draw:frame></text:p>
      <text:p text:style-name="P1"><draw:frame draw:style-name="fr1" draw:name="images2" text:anchor-type="paragraph" svg:x="-0.619cm" svg:y="-0.365cm" svg:width="18.748cm" svg:height="6.909cm" draw:z-index="1"><draw:image xlink:href="Pictures/10000000000008C40000033B6E20C7F7.jpg" xlink:type="simple" xlink:show="embed" xlink:actuate="onLoad"/></draw:frame><draw:frame draw:style-name="fr1" draw:name="images5" text:anchor-type="paragraph" svg:x="-0.986cm" svg:y="8.978cm" svg:width="18.748cm" svg:height="6.909cm" draw:z-index="4"><draw:image xlink:href="Pictures/10000000000008C40000033B6E20C7F7.jpg" xlink:type="simple" xlink:show="embed" xlink:actuate="onLoad"/></draw:frame><draw:frame draw:style-name="fr1" draw:name="images6" text:anchor-type="paragraph" svg:x="-0.843cm" svg:y="18.833cm" svg:width="18.748cm" svg:height="6.909cm" draw:z-index="5"><draw:image xlink:href="Pictures/10000000000008C40000033B6E20C7F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LIES Association loi 1901</meta:initial-creator>
    <meta:creation-date>2012-11-13T10:46:56.32</meta:creation-date>
    <dc:date>2012-11-13T12:25:19.48</dc:date>
    <dc:creator>FOLIES Association loi 1901</dc:creator>
    <meta:editing-duration>PT1H38M27S</meta:editing-duration>
    <meta:editing-cycles>2</meta:editing-cycles>
    <meta:generator>OpenOffice.org/3.3$Win32 OpenOffice.org_project/330m20$Build-9567</meta:generator>
    <meta:printed-by>FOLIES Association loi 1901</meta:printed-by>
    <meta:print-date>2012-11-13T12:10:48.28</meta:print-date>
    <meta:document-statistic meta:table-count="0" meta:image-count="6" meta:object-count="0" meta:page-count="2" meta:paragraph-count="0" meta:word-count="0" meta:character-count="0"/>
  </office:meta>
</office:document-meta>
</file>